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46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Channel</text:p>
          </table:table-cell>
          <table:table-cell table:style-name="ce1"/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CR30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SF6 analyzer</text:p>
          </table:table-cell>
          <table:table-cell office:value-type="string" calcext:value-type="string" table:number-columns-spanned="1" table:number-rows-spanned="2">
            <text:p>ECD</text:p>
          </table:table-cell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DF 1 H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DF 1 L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Picarro</text:p>
            <text:p>CH4/CO2/H2O</text:p>
            <text:p>analyzer</text:p>
          </table:table-cell>
          <table:table-cell office:value-type="string" calcext:value-type="string" table:number-columns-spanned="1" table:number-rows-spanned="2">
            <text:p>CO2</text:p>
          </table:table-cell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DF 5 H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DF 5 L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CH4</text:p>
          </table:table-cell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DF 6 H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DF 6 L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H2O</text:p>
          </table:table-cell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DF 7 H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DF 7 L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ressure</text:p>
          </table:table-cell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DF 8 H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DF 8 L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ATI</text:p>
            <text:p>sonic</text:p>
            <text:p>anemometer</text:p>
          </table:table-cell>
          <table:table-cell office:value-type="string" calcext:value-type="string" table:number-columns-spanned="1" table:number-rows-spanned="4">
            <text:p>serial</text:p>
            <text:p>RS-232</text:p>
          </table:table-cell>
          <table:table-cell office:value-type="string" calcext:value-type="string">
            <text:p>receive</text:p>
          </table:table-cell>
          <table:table-cell/>
          <table:table-cell office:value-type="string" calcext:value-type="string">
            <text:p>COM1 Tx (C1)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transmit</text:p>
          </table:table-cell>
          <table:table-cell/>
          <table:table-cell office:value-type="string" calcext:value-type="string">
            <text:p>COM1 Rx (C2)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ower </text:p>
          </table:table-cell>
          <table:table-cell office:value-type="string" calcext:value-type="string">
            <text:p>+12Vdc</text:p>
          </table:table-cell>
          <table:table-cell/>
          <table:table-cell office:value-type="string" calcext:value-type="string">
            <text:p>12V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G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21:49:19.1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9M10S</meta:editing-duration>
    <meta:editing-cycles>4</meta:editing-cycles>
    <meta:generator>LibreOffice/4.3.3.2$Windows_x86 LibreOffice_project/9bb7eadab57b6755b1265afa86e04bf45fbfc644</meta:generator>
    <dc:date>2015-02-05T22:12:24.316000000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